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0000001BC0000028740BDD145.png" manifest:media-type=""/>
  <manifest:file-entry manifest:full-path="Pictures/10000200000000B5000001AE86FA6280.png" manifest:media-type=""/>
  <manifest:file-entry manifest:full-path="Pictures/10000200000002DC000001ECC5562891.png" manifest:media-type=""/>
  <manifest:file-entry manifest:full-path="Pictures/10000200000002C80000012A63DD615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254cm" draw:marker-start-width="0.579cm" draw:marker-end-width="0.579cm" draw:fill="none" draw:textarea-horizontal-align="justify" draw:textarea-vertical-align="middle" draw:auto-grow-height="false" fo:padding-top="0.25cm" fo:padding-bottom="0.25cm" fo:padding-left="0.375cm" fo:padding-right="0.375cm"/>
    </style:style>
    <style:style style:name="gr2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52cm" svg:stroke-color="#ff0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5" style:family="graphic" style:parent-style-name="standard">
      <style:graphic-properties svg:stroke-width="0.152cm" svg:stroke-color="#008000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objectwithoutfill">
      <style:graphic-properties svg:stroke-width="0.152cm" svg:stroke-color="#ff0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7" style:family="graphic" style:parent-style-name="objectwithoutfill">
      <style:graphic-properties svg:stroke-width="0.152cm" svg:stroke-color="#008000" draw:marker-start-width="0.427cm" draw:marker-end-width="0.427cm" draw:fill="none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254cm" draw:marker-start-width="0.579cm" draw:marker-end-width="0.579cm" draw:fill="solid" draw:fill-color="#808080" draw:textarea-horizontal-align="justify" draw:textarea-vertical-align="middle" draw:auto-grow-height="false" fo:padding-top="0.25cm" fo:padding-bottom="0.25cm" fo:padding-left="0.375cm" fo:padding-right="0.375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_20_2" svg:stroke-width="0.152cm" svg:stroke-color="#3465af" draw:marker-start="" draw:marker-start-width="0.427cm" draw:marker-start-center="false" draw:marker-end="" draw:marker-end-width="0.427cm" draw:marker-end-center="false" svg:stroke-opacity="100%" draw:stroke-linejoin="round" svg:stroke-linecap="butt" draw:fill="none" draw:fill-color="#729fc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2cm" fo:padding-bottom="0.2cm" fo:padding-left="0.325cm" fo:padding-right="0.3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3.389cm" svg:height="4.363cm" svg:x="7.241cm" svg:y="11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2" draw:id="id2" draw:layer="layout" svg:width="4.688cm" svg:height="2.182cm" svg:x="8.449cm" svg:y="7.612cm">
          <text:p text:style-name="P1"><text:span text:style-name="T1">Un </text:span><text:span text:style-name="T2">bit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19.217cm" svg:height="6.359cm" svg:x="2.274cm" svg:y="10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4" draw:id="id4" draw:layer="layout" svg:width="4.688cm" svg:height="2.182cm" svg:x="13.276cm" svg:y="18.287cm">
          <text:p text:style-name="P1"><text:span text:style-name="T1">Un </text:span><text:span text:style-name="T2">byte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8.936cm" svg:y1="11.559cm" svg:x2="10.793cm" svg:y2="9.794cm" draw:start-shape="id1" draw:start-glue-point="4" draw:end-shape="id2" draw:end-glue-point="2" svg:d="m8936 11559 1857-1765" svg:viewBox="0 0 1858 1766">
          <text:p/>
        </draw:connector>
        <draw:connector draw:style-name="gr7" draw:text-style-name="P1" draw:layer="layout" draw:type="line" svg:x1="11.883cm" svg:y1="16.943cm" svg:x2="15.62cm" svg:y2="18.287cm" draw:start-shape="id3" draw:start-glue-point="8" draw:end-shape="id4" draw:end-glue-point="0" svg:d="m11883 16943 3737 1344" svg:viewBox="0 0 3738 1345">
          <text:p/>
        </draw:connector>
        <draw:custom-shape draw:style-name="gr1" draw:text-style-name="P1" draw:layer="layout" svg:width="1.903cm" svg:height="2.739cm" svg:x="4.2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6.1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8.0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9.9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1.8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3.768cm" svg:y="12.3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5.667cm" svg:y="12.3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3cm" svg:height="2.739cm" svg:x="17.568cm" svg:y="12.302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8" draw:text-style-name="P1" draw:layer="layout" svg:width="1.903cm" svg:height="2.739cm" svg:x="2.6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4.5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8" draw:text-style-name="P1" draw:layer="layout" svg:width="1.903cm" svg:height="2.739cm" svg:x="6.4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8.3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0.2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2.14cm" svg:y="23.664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4.039cm" svg:y="23.663cm">
              <text:p/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1.903cm" svg:height="2.739cm" svg:x="15.94cm" svg:y="23.664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5" draw:text-style-name="P2" xml:id="id6" draw:id="id6" draw:layer="layout" svg:width="9.769cm" svg:height="2.182cm" svg:x="0.733cm" svg:y="28.7cm">
            <text:p text:style-name="P1"><text:span text:style-name="T1">Código de instrucción</text:span></text:p>
            <draw:enhanced-geometry svg:viewBox="0 0 21600 21600" draw:type="rectangle" draw:enhanced-path="M 0 0 L 21600 0 21600 21600 0 21600 0 0 Z N"/>
          </draw:custom-shape>
          <draw:connector draw:style-name="gr7" draw:text-style-name="P1" draw:layer="layout" draw:type="line" svg:x1="5.392cm" svg:y1="26.875cm" svg:x2="5.617cm" svg:y2="28.7cm" draw:start-shape="id5" draw:start-glue-point="8" draw:end-shape="id6" draw:end-glue-point="0" svg:d="m5392 26875 225 1825" svg:viewBox="0 0 226 1826">
            <text:p/>
          </draw:connector>
          <draw:custom-shape draw:style-name="gr4" draw:text-style-name="P1" xml:id="id5" draw:id="id5" draw:layer="layout" svg:width="6.07cm" svg:height="3.593cm" svg:x="2.357cm" svg:y="23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xml:id="id8" draw:id="id8" draw:layer="layout" svg:width="6.392cm" svg:height="2.182cm" svg:x="13.026cm" svg:y="28.7cm">
            <text:p text:style-name="P1"><text:span text:style-name="T1">Argumento</text:span></text:p>
            <draw:enhanced-geometry svg:viewBox="0 0 21600 21600" draw:type="rectangle" draw:enhanced-path="M 0 0 L 21600 0 21600 21600 0 21600 0 0 Z N"/>
          </draw:custom-shape>
          <draw:connector draw:style-name="gr6" draw:text-style-name="P1" draw:layer="layout" draw:type="line" svg:x1="13.352cm" svg:y1="26.946cm" svg:x2="16.222cm" svg:y2="28.7cm" draw:start-shape="id7" draw:start-glue-point="8" draw:end-shape="id8" draw:end-glue-point="0" svg:d="m13352 26946 2870 1754" svg:viewBox="0 0 2871 1755">
            <text:p/>
          </draw:connector>
          <draw:custom-shape draw:style-name="gr2" draw:text-style-name="P1" xml:id="id7" draw:id="id7" draw:layer="layout" svg:width="10.665cm" svg:height="3.785cm" svg:x="8.019cm" svg:y="23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2" draw:style-name="dp1" draw:master-page-name="Default">
        <draw:frame draw:style-name="gr9" draw:text-style-name="P1" draw:layer="layout" svg:width="19.37cm" svg:height="13.009cm" svg:x="2.198cm" svg:y="7.537cm">
          <draw:image xlink:href="Pictures/10000200000002DC000001ECC5562891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9" draw:text-style-name="P1" draw:layer="layout" svg:width="18.838cm" svg:height="7.874cm" svg:x="1.162cm" svg:y="15.189cm">
          <draw:image xlink:href="Pictures/10000200000002C80000012A63DD6155.png" xlink:type="simple" xlink:show="embed" xlink:actuate="onLoad">
            <text:p/>
          </draw:image>
        </draw:frame>
      </draw:page>
      <draw:page draw:name="page4" draw:style-name="dp1" draw:master-page-name="Default">
        <draw:g>
          <draw:g>
            <draw:custom-shape draw:style-name="gr10" draw:text-style-name="P3" draw:layer="layout" svg:width="0.58cm" svg:height="0.836cm" svg:x="2.64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1" draw:text-style-name="P3" draw:layer="layout" svg:width="0.579cm" svg:height="0.836cm" svg:x="3.222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2" draw:text-style-name="P3" draw:layer="layout" svg:width="0.581cm" svg:height="0.836cm" svg:x="3.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3" draw:layer="layout" svg:width="0.58cm" svg:height="0.836cm" svg:x="4.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3" draw:layer="layout" svg:width="0.58cm" svg:height="0.836cm" svg:x="4.959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3" draw:layer="layout" svg:width="0.581cm" svg:height="0.836cm" svg:x="5.53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6" draw:text-style-name="P3" draw:layer="layout" svg:width="0.579cm" svg:height="0.836cm" svg:x="6.118cm" svg:y="-0.387cm">
              <text:p/>
              <draw:enhanced-geometry svg:viewBox="0 0 21600 21600" draw:type="rectangle" draw:enhanced-path="M 0 0 L 21600 0 21600 21600 0 21600 0 0 Z N"/>
            </draw:custom-shape>
            <draw:custom-shape draw:style-name="gr17" draw:text-style-name="P3" draw:layer="layout" svg:width="0.58cm" svg:height="0.836cm" svg:x="6.697cm" svg:y="-0.38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3" draw:layer="layout" svg:width="0.58cm" svg:height="0.836cm" svg:x="2.642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19" draw:text-style-name="P3" draw:layer="layout" svg:width="0.579cm" svg:height="0.835cm" svg:x="3.222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0" draw:text-style-name="P3" draw:layer="layout" svg:width="0.581cm" svg:height="0.836cm" svg:x="3.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1" draw:text-style-name="P3" draw:layer="layout" svg:width="0.58cm" svg:height="0.835cm" svg:x="4.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2" draw:text-style-name="P3" draw:layer="layout" svg:width="0.58cm" svg:height="0.836cm" svg:x="4.959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3" draw:text-style-name="P3" draw:layer="layout" svg:width="0.581cm" svg:height="0.835cm" svg:x="5.538cm" svg:y="0.559cm">
              <text:p/>
              <draw:enhanced-geometry svg:viewBox="0 0 21600 21600" draw:type="rectangle" draw:enhanced-path="M 0 0 L 21600 0 21600 21600 0 21600 0 0 Z N"/>
            </draw:custom-shape>
            <draw:custom-shape draw:style-name="gr24" draw:text-style-name="P3" draw:layer="layout" svg:width="0.579cm" svg:height="0.836cm" svg:x="6.118cm" svg:y="0.558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3" draw:layer="layout" svg:width="0.58cm" svg:height="0.835cm" svg:x="6.697cm" svg:y="0.559cm">
              <text:p/>
              <draw:enhanced-geometry svg:viewBox="0 0 21600 21600" draw:type="rectangle" draw:enhanced-path="M 0 0 L 21600 0 21600 21600 0 21600 0 0 Z N"/>
            </draw:custom-shape>
          </draw:g>
          <draw:g>
            <draw:g>
              <draw:custom-shape draw:style-name="gr26" draw:text-style-name="P3" draw:layer="layout" svg:width="0.58cm" svg:height="0.835cm" svg:x="2.642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7" draw:text-style-name="P3" draw:layer="layout" svg:width="0.579cm" svg:height="0.835cm" svg:x="3.222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8" draw:text-style-name="P3" draw:layer="layout" svg:width="0.581cm" svg:height="0.835cm" svg:x="3.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29" draw:text-style-name="P3" draw:layer="layout" svg:width="0.58cm" svg:height="0.835cm" svg:x="4.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0" draw:text-style-name="P3" draw:layer="layout" svg:width="0.58cm" svg:height="0.835cm" svg:x="4.959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1" draw:text-style-name="P3" draw:layer="layout" svg:width="0.581cm" svg:height="0.835cm" svg:x="5.538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2" draw:text-style-name="P3" draw:layer="layout" svg:width="0.579cm" svg:height="0.835cm" svg:x="6.118cm" svg:y="-5.11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3" draw:text-style-name="P3" draw:layer="layout" svg:width="0.58cm" svg:height="0.835cm" svg:x="6.697cm" svg:y="-5.11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34" draw:text-style-name="P3" draw:layer="layout" svg:width="0.58cm" svg:height="0.835cm" svg:x="2.642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5" draw:text-style-name="P3" draw:layer="layout" svg:width="0.579cm" svg:height="0.835cm" svg:x="3.222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6" draw:text-style-name="P3" draw:layer="layout" svg:width="0.581cm" svg:height="0.835cm" svg:x="3.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7" draw:text-style-name="P3" draw:layer="layout" svg:width="0.58cm" svg:height="0.835cm" svg:x="4.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8" draw:text-style-name="P3" draw:layer="layout" svg:width="0.58cm" svg:height="0.835cm" svg:x="4.959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39" draw:text-style-name="P3" draw:layer="layout" svg:width="0.581cm" svg:height="0.835cm" svg:x="5.538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0" draw:text-style-name="P3" draw:layer="layout" svg:width="0.579cm" svg:height="0.835cm" svg:x="6.118cm" svg:y="-4.16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1" draw:text-style-name="P3" draw:layer="layout" svg:width="0.58cm" svg:height="0.835cm" svg:x="6.697cm" svg:y="-4.16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2" draw:text-style-name="P3" draw:layer="layout" svg:width="0.58cm" svg:height="0.834cm" svg:x="2.64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3" draw:text-style-name="P3" draw:layer="layout" svg:width="0.579cm" svg:height="0.835cm" svg:x="3.222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4" draw:text-style-name="P3" draw:layer="layout" svg:width="0.581cm" svg:height="0.834cm" svg:x="3.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3" draw:layer="layout" svg:width="0.58cm" svg:height="0.835cm" svg:x="4.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3" draw:layer="layout" svg:width="0.58cm" svg:height="0.834cm" svg:x="4.959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7" draw:text-style-name="P3" draw:layer="layout" svg:width="0.581cm" svg:height="0.835cm" svg:x="5.53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3" draw:layer="layout" svg:width="0.579cm" svg:height="0.834cm" svg:x="6.118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3" draw:layer="layout" svg:width="0.58cm" svg:height="0.835cm" svg:x="6.697cm" svg:y="-3.22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0" draw:text-style-name="P3" draw:layer="layout" svg:width="0.58cm" svg:height="0.835cm" svg:x="2.64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1" draw:text-style-name="P3" draw:layer="layout" svg:width="0.579cm" svg:height="0.835cm" svg:x="3.222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2" draw:text-style-name="P3" draw:layer="layout" svg:width="0.581cm" svg:height="0.835cm" svg:x="3.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3" draw:text-style-name="P3" draw:layer="layout" svg:width="0.58cm" svg:height="0.835cm" svg:x="4.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4" draw:text-style-name="P3" draw:layer="layout" svg:width="0.58cm" svg:height="0.835cm" svg:x="4.959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5" draw:text-style-name="P3" draw:layer="layout" svg:width="0.581cm" svg:height="0.835cm" svg:x="5.53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6" draw:text-style-name="P3" draw:layer="layout" svg:width="0.579cm" svg:height="0.835cm" svg:x="6.118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7" draw:text-style-name="P3" draw:layer="layout" svg:width="0.58cm" svg:height="0.835cm" svg:x="6.697cm" svg:y="-2.27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58" draw:text-style-name="P3" draw:layer="layout" svg:width="0.58cm" svg:height="0.836cm" svg:x="2.64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59" draw:text-style-name="P3" draw:layer="layout" svg:width="0.579cm" svg:height="0.836cm" svg:x="3.222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0" draw:text-style-name="P3" draw:layer="layout" svg:width="0.581cm" svg:height="0.836cm" svg:x="3.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1" draw:text-style-name="P3" draw:layer="layout" svg:width="0.58cm" svg:height="0.836cm" svg:x="4.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2" draw:text-style-name="P3" draw:layer="layout" svg:width="0.58cm" svg:height="0.836cm" svg:x="4.959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3" draw:text-style-name="P3" draw:layer="layout" svg:width="0.581cm" svg:height="0.836cm" svg:x="5.53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4" draw:text-style-name="P3" draw:layer="layout" svg:width="0.579cm" svg:height="0.836cm" svg:x="6.118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5" draw:text-style-name="P3" draw:layer="layout" svg:width="0.58cm" svg:height="0.836cm" svg:x="6.697cm" svg:y="-1.33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66" draw:text-style-name="P3" draw:layer="layout" svg:width="0.58cm" svg:height="0.836cm" svg:x="2.642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7" draw:text-style-name="P3" draw:layer="layout" svg:width="0.579cm" svg:height="0.835cm" svg:x="3.222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8" draw:text-style-name="P3" draw:layer="layout" svg:width="0.581cm" svg:height="0.836cm" svg:x="3.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69" draw:text-style-name="P3" draw:layer="layout" svg:width="0.58cm" svg:height="0.835cm" svg:x="4.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0" draw:text-style-name="P3" draw:layer="layout" svg:width="0.58cm" svg:height="0.836cm" svg:x="4.959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1" draw:text-style-name="P3" draw:layer="layout" svg:width="0.581cm" svg:height="0.835cm" svg:x="5.538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2" draw:text-style-name="P3" draw:layer="layout" svg:width="0.579cm" svg:height="0.836cm" svg:x="6.118cm" svg:y="1.5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3" draw:text-style-name="P3" draw:layer="layout" svg:width="0.58cm" svg:height="0.835cm" svg:x="6.697cm" svg:y="1.50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74" draw:text-style-name="P3" draw:layer="layout" svg:width="0.58cm" svg:height="0.835cm" svg:x="2.642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5" draw:text-style-name="P3" draw:layer="layout" svg:width="0.579cm" svg:height="0.834cm" svg:x="3.222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6" draw:text-style-name="P3" draw:layer="layout" svg:width="0.581cm" svg:height="0.835cm" svg:x="3.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7" draw:text-style-name="P3" draw:layer="layout" svg:width="0.58cm" svg:height="0.834cm" svg:x="4.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8" draw:text-style-name="P3" draw:layer="layout" svg:width="0.58cm" svg:height="0.835cm" svg:x="4.959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79" draw:text-style-name="P3" draw:layer="layout" svg:width="0.581cm" svg:height="0.834cm" svg:x="5.538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0" draw:text-style-name="P3" draw:layer="layout" svg:width="0.579cm" svg:height="0.835cm" svg:x="6.118cm" svg:y="-8.89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1" draw:text-style-name="P3" draw:layer="layout" svg:width="0.58cm" svg:height="0.834cm" svg:x="6.697cm" svg:y="-8.89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82" draw:text-style-name="P3" draw:layer="layout" svg:width="0.58cm" svg:height="0.835cm" svg:x="2.642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3" draw:text-style-name="P3" draw:layer="layout" svg:width="0.579cm" svg:height="0.834cm" svg:x="3.222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4" draw:text-style-name="P3" draw:layer="layout" svg:width="0.581cm" svg:height="0.835cm" svg:x="3.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5" draw:text-style-name="P3" draw:layer="layout" svg:width="0.58cm" svg:height="0.834cm" svg:x="4.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6" draw:text-style-name="P3" draw:layer="layout" svg:width="0.58cm" svg:height="0.835cm" svg:x="4.959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7" draw:text-style-name="P3" draw:layer="layout" svg:width="0.581cm" svg:height="0.834cm" svg:x="5.538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8" draw:text-style-name="P3" draw:layer="layout" svg:width="0.579cm" svg:height="0.835cm" svg:x="6.118cm" svg:y="-7.94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89" draw:text-style-name="P3" draw:layer="layout" svg:width="0.58cm" svg:height="0.834cm" svg:x="6.697cm" svg:y="-7.94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0" draw:text-style-name="P3" draw:layer="layout" svg:width="0.58cm" svg:height="0.835cm" svg:x="2.642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1" draw:text-style-name="P3" draw:layer="layout" svg:width="0.579cm" svg:height="0.835cm" svg:x="3.222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2" draw:text-style-name="P3" draw:layer="layout" svg:width="0.581cm" svg:height="0.835cm" svg:x="3.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3" draw:text-style-name="P3" draw:layer="layout" svg:width="0.58cm" svg:height="0.835cm" svg:x="4.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4" draw:text-style-name="P3" draw:layer="layout" svg:width="0.58cm" svg:height="0.835cm" svg:x="4.959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5" draw:text-style-name="P3" draw:layer="layout" svg:width="0.581cm" svg:height="0.835cm" svg:x="5.538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6" draw:text-style-name="P3" draw:layer="layout" svg:width="0.579cm" svg:height="0.835cm" svg:x="6.118cm" svg:y="-7.0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7" draw:text-style-name="P3" draw:layer="layout" svg:width="0.58cm" svg:height="0.835cm" svg:x="6.697cm" svg:y="-7.00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98" draw:text-style-name="P3" draw:layer="layout" svg:width="0.58cm" svg:height="0.835cm" svg:x="2.642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99" draw:text-style-name="P3" draw:layer="layout" svg:width="0.579cm" svg:height="0.835cm" svg:x="3.222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0" draw:text-style-name="P3" draw:layer="layout" svg:width="0.581cm" svg:height="0.835cm" svg:x="3.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1" draw:text-style-name="P3" draw:layer="layout" svg:width="0.58cm" svg:height="0.835cm" svg:x="4.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2" draw:text-style-name="P3" draw:layer="layout" svg:width="0.58cm" svg:height="0.835cm" svg:x="4.959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3" draw:text-style-name="P3" draw:layer="layout" svg:width="0.581cm" svg:height="0.835cm" svg:x="5.538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4" draw:text-style-name="P3" draw:layer="layout" svg:width="0.579cm" svg:height="0.835cm" svg:x="6.118cm" svg:y="-6.057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5" draw:text-style-name="P3" draw:layer="layout" svg:width="0.58cm" svg:height="0.835cm" svg:x="6.697cm" svg:y="-6.05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frame draw:style-name="gr9" draw:text-style-name="P1" draw:layer="layout" svg:width="4.787cm" svg:height="11.384cm" svg:x="6.867cm" svg:y="7.651cm">
          <draw:image xlink:href="Pictures/10000200000000B5000001AE86FA6280.png" xlink:type="simple" xlink:show="embed" xlink:actuate="onLoad">
            <text:p/>
          </draw:image>
        </draw:frame>
        <draw:custom-shape draw:style-name="gr2" draw:text-style-name="P1" xml:id="id9" draw:id="id9" draw:layer="layout" svg:width="8.186cm" svg:height="14.551cm" svg:x="5.192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xml:id="id10" draw:id="id10" draw:layer="layout" svg:width="6.606cm" svg:height="2.182cm" svg:x="10.17cm" svg:y="3.726cm">
          <text:p text:style-name="P1"><text:span text:style-name="T1">La </text:span><text:span text:style-name="T2">memoria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2.18cm" svg:y1="8.28cm" svg:x2="13.473cm" svg:y2="5.908cm" draw:start-shape="id9" draw:start-glue-point="11" draw:end-shape="id10" draw:end-glue-point="2" svg:d="m12180 8280 1293-2372" svg:viewBox="0 0 1294 2373">
          <text:p/>
        </draw:connector>
        <draw:frame draw:style-name="gr9" draw:text-style-name="P1" draw:layer="layout" svg:width="11.737cm" svg:height="17.128cm" svg:x="18.427cm" svg:y="10.679cm">
          <draw:image xlink:href="Pictures/10000200000001BC0000028740BDD14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27T23:15:05</meta:creation-date>
    <dc:date>2013-02-28T00:03:19</dc:date>
    <meta:editing-duration>P0D</meta:editing-duration>
    <meta:editing-cycles>1</meta:editing-cycles>
    <meta:document-statistic meta:object-count="155"/>
    <meta:generator>LibreOffice/4.0.0.3$Linux_x86 LibreOffice_project/7545bee9c2a0782548772a21bc84a9dcc583b89</meta:generator>
  </office:meta>
</office:document-meta>
</file>